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092e96" officeooo:paragraph-rsid="00092e96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af96d" officeooo:paragraph-rsid="000af96d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b575a" officeooo:paragraph-rsid="000b575a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style:text-underline-style="solid" style:text-underline-width="auto" style:text-underline-color="font-color" fo:font-weight="bold" officeooo:rsid="00092e96" officeooo:paragraph-rsid="000e9da1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1224d4" officeooo:paragraph-rsid="001224d4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style:text-underline-style="solid" style:text-underline-width="auto" style:text-underline-color="font-color" fo:font-weight="bold" officeooo:rsid="000b575a" officeooo:paragraph-rsid="000e9da1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line-height="115%" fo:text-align="justify" style:justify-single-word="false"/>
      <style:text-properties officeooo:rsid="00092e96" officeooo:paragraph-rsid="00092e96"/>
    </style:style>
    <style:style style:name="P8" style:family="paragraph" style:parent-style-name="Standard" style:list-style-name="L1">
      <style:paragraph-properties fo:line-height="115%" fo:text-align="justify" style:justify-single-word="false"/>
      <style:text-properties officeooo:rsid="000af96d" officeooo:paragraph-rsid="000af96d"/>
    </style:style>
    <style:style style:name="P9" style:family="paragraph" style:parent-style-name="Standard">
      <style:paragraph-properties fo:line-height="115%" fo:text-align="justify" style:justify-single-word="false"/>
      <style:text-properties officeooo:rsid="000af96d" officeooo:paragraph-rsid="0014e6d5"/>
    </style:style>
    <style:style style:name="P10" style:family="paragraph" style:parent-style-name="Standard" style:list-style-name="L2">
      <style:paragraph-properties fo:line-height="115%" fo:text-align="justify" style:justify-single-word="false"/>
      <style:text-properties officeooo:rsid="000b575a" officeooo:paragraph-rsid="000b575a"/>
    </style:style>
    <style:style style:name="P11" style:family="paragraph" style:parent-style-name="Standard" style:list-style-name="L3">
      <style:paragraph-properties fo:line-height="115%" fo:text-align="justify" style:justify-single-word="false"/>
      <style:text-properties officeooo:rsid="001224d4" officeooo:paragraph-rsid="001224d4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officeooo:rsid="0014e6d5" officeooo:paragraph-rsid="0014e6d5"/>
    </style:style>
    <style:style style:name="P13" style:family="paragraph" style:parent-style-name="Standard" style:list-style-name="L1">
      <style:paragraph-properties fo:line-height="115%" fo:text-align="justify" style:justify-single-word="false"/>
      <style:text-properties officeooo:rsid="0015c229" officeooo:paragraph-rsid="0015c229"/>
    </style:style>
    <style:style style:name="P14" style:family="paragraph" style:parent-style-name="Standard" style:list-style-name="L1">
      <style:paragraph-properties fo:line-height="115%" fo:text-align="justify" style:justify-single-word="false"/>
      <style:text-properties officeooo:rsid="00165dbc" officeooo:paragraph-rsid="00165dbc"/>
    </style:style>
    <style:style style:name="P15" style:family="paragraph" style:parent-style-name="Standard" style:list-style-name="L2">
      <style:paragraph-properties fo:line-height="115%" fo:text-align="justify" style:justify-single-word="false"/>
      <style:text-properties officeooo:rsid="00165dbc" officeooo:paragraph-rsid="00165dbc"/>
    </style:style>
    <style:style style:name="T1" style:family="text">
      <style:text-properties officeooo:rsid="000b575a"/>
    </style:style>
    <style:style style:name="T2" style:family="text">
      <style:text-properties officeooo:rsid="000d1801"/>
    </style:style>
    <style:style style:name="T3" style:family="text">
      <style:text-properties officeooo:rsid="00133e56"/>
    </style:style>
    <style:style style:name="T4" style:family="text">
      <style:text-properties officeooo:rsid="0014e6d5"/>
    </style:style>
    <style:style style:name="T5" style:family="text">
      <style:text-properties officeooo:rsid="00092e96"/>
    </style:style>
    <style:style style:name="T6" style:family="text">
      <style:text-properties officeooo:rsid="0015c229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ercícios <text:span text:style-name="T1">sobre o Capítulo 2 do livro: Introdução ao Data Mining – </text:span></text:p>
      <text:p text:style-name="P6">Mineração de Dados</text:p>
      <text:p text:style-name="P1"/>
      <text:p text:style-name="P1">1) Classifique os seguintes atributos como binários, discretos ou contínuos. Classifique-os também como qualitativos (nominais ou ordinais) ou quantitativos (intervalares ou <text:span text:style-name="T6">razão/proporção</text:span>). Alguns casos podem ter mais de uma interpretação.</text:p>
      <text:p text:style-name="P1"/>
      <text:list xml:id="list1431746574" text:style-name="L1">
        <text:list-item>
          <text:p text:style-name="P7">Horários em termos de AM ou PM.</text:p>
          <text:p text:style-name="P12">Discreto e Binário. Ordinal qualitativo se você pensar em PM ou AM (0 ou 1)</text:p>
        </text:list-item>
        <text:list-item>
          <text:p text:style-name="P8">Brilho conforme medido pelo medidor de luz</text:p>
        </text:list-item>
      </text:list>
      <text:p text:style-name="P9"><text:tab/> <text:span text:style-name="T4">Q</text:span><text:span text:style-name="T5">uantitativo </text:span><text:span text:style-name="T4">e intervalar. Porque ele é contínuo.</text:span></text:p>
      <text:list xml:id="list122058792595017" text:continue-numbering="true" text:style-name="L1">
        <text:list-item>
          <text:p text:style-name="P8">Brilho conforme medido pelo julgamento das pessoas</text:p>
          <text:p text:style-name="P12">Qualitativo <text:span text:style-name="T6">e Ordinal. Porque é algo de classificação (ruim ou boa).</text:span></text:p>
        </text:list-item>
        <text:list-item>
          <text:p text:style-name="P8">Ângulos conforme medidos em graus entre 0 e 360</text:p>
          <text:p text:style-name="P13">Contínuo, Quantitativo e de proporção.</text:p>
        </text:list-item>
        <text:list-item>
          <text:p text:style-name="P8">Medalhas de bronze, prata e ouro conforme as Olimpíadas</text:p>
          <text:p text:style-name="P13">Discreto, qualidade e ordinal.</text:p>
        </text:list-item>
        <text:list-item>
          <text:p text:style-name="P8">Altura acima do nível do mar</text:p>
          <text:p text:style-name="P14">Contínua, Quantitativo e intervalar. </text:p>
        </text:list-item>
        <text:list-item>
          <text:p text:style-name="P8">Número de pacientes em um hospital</text:p>
          <text:p text:style-name="P14">Discreto, quantitativo e razão.</text:p>
          <text:p text:style-name="P8"/>
        </text:list-item>
      </text:list>
      <text:p text:style-name="P2">2) <text:span text:style-name="T1">Um psicólogo quer usar a análise de associação para analisar os resultados dos testes. O teste consiste de 100 questões com quatro respostas possíveis em cada uma.</text:span></text:p>
      <text:list xml:id="list1585743140" text:style-name="L2">
        <text:list-item>
          <text:p text:style-name="P10">Como você converteria estes dados para uma forma apropriada para a análise de associação?</text:p>
          <text:p text:style-name="P15">Igual nas revistas antigas, faria uma tabela com 101 atributos, o primeiro sendo o ID do paciente e as outras 100 sendo as perguntas, cada reposta seria definida de 1 à 4.</text:p>
        </text:list-item>
        <text:list-item>
          <text:p text:style-name="P10">Em especial, que tipo de atributos você teria e quantos deles existem?</text:p>
        </text:list-item>
      </text:list>
      <text:p text:style-name="P3"/>
      <text:p text:style-name="P3">3) <text:span text:style-name="T2">Os atributos a seguir são medidos para membros de uma manada de elefantes asiáticos: peso, altura, comprimento da presa, comprimento da tromba e área do ouvido. Baseado nestas medidas, que tipo de medida de semelhança você usaria para comparar ou agrupar estes elefantes? Justifique sua resposta.</text:span></text:p>
      <text:p text:style-name="P3"/>
      <text:p text:style-name="P5">4) Para os vetores a seguir, <text:span text:style-name="T3">X</text:span> e <text:span text:style-name="T3">Y</text:span>, calcule as medidas de semelhança ou distância indicadas.</text:p>
      <text:list xml:id="list2582804487" text:style-name="L3">
        <text:list-item>
          <text:p text:style-name="P11">X=(1,1,1,1), Y=(2,2,2,2) co-seno, correlação, Euclidiana</text:p>
        </text:list-item>
        <text:list-item>
          <text:p text:style-name="P11">X=(0,1,0,1), Y=(1,0,1,0) co-seno, correlação, Euclidiana, Jaccard</text:p>
        </text:list-item>
        <text:list-item>
          <text:p text:style-name="P11">X=(0,-1,0,1), Y=(1,0,-1,0) co-seno, correlação, Euclidiana</text:p>
        </text:list-item>
        <text:list-item>
          <text:p text:style-name="P11">X=(1,1,0,1,0,1), Y=(1,1,1,0,0,1) co-seno, correlação, Jaccar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09:51:08.009716948</meta:creation-date>
    <dc:date>2024-02-15T12:20:56.432832285</dc:date>
    <meta:editing-duration>PT36M4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329" meta:character-count="2097" meta:non-whitespace-character-count="1803"/>
  </office:meta>
</office:document-meta>
</file>